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45cm" fo:min-width="1.586cm"/>
    </style:style>
    <style:style style:name="gr2" style:family="graphic" style:parent-style-name="standard">
      <style:graphic-properties draw:stroke="none" svg:stroke-color="#000000" draw:fill="none" draw:fill-color="#ffffff" fo:min-height="0.693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7.243cm" fo:min-width="1.278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666666" draw:marker-start-width="0.355cm" draw:marker-end-width="0.355cm" draw:fill="solid" draw:fill-color="#000000" draw:textarea-horizontal-align="justify" draw:textarea-vertical-align="middle" draw:auto-grow-height="false" fo:min-height="0.199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666666" draw:marker-start-width="0.355cm" draw:marker-end-width="0.355cm" draw:fill="solid" draw:fill-color="#000000" draw:textarea-horizontal-align="justify" draw:textarea-vertical-align="middle" draw:auto-grow-height="false" fo:min-height="0.149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objectwithoutfill">
      <style:graphic-properties draw:stroke="dash" draw:stroke-dash="Fine_20_Dashed"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ed1c24" draw:marker-start-width="0.355cm" draw:marker-end-width="0.355cm" draw:fill="none" draw:textarea-horizontal-align="justify" draw:textarea-vertical-align="middle" draw:auto-grow-height="false" fo:min-height="2.163cm" fo:min-width="7.374cm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1cm" svg:stroke-color="#ed1c2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4.8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948cm" svg:height="2.821cm" svg:x="1.905cm" svg:y="3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7" draw:id="id7" draw:layer="layout" svg:width="2.902cm" svg:height="0.962cm" svg:x="2.051cm" svg:y="4.718cm">
          <draw:text-box>
            <text:p>χρήστες</text:p>
          </draw:text-box>
        </draw:frame>
        <draw:custom-shape draw:style-name="gr1" draw:text-style-name="P1" xml:id="id3" draw:id="id3" draw:layer="layout" svg:width="2.948cm" svg:height="2.821cm" svg:x="11.179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902cm" svg:height="0.962cm" svg:x="11.625cm" svg:y="4.745cm">
          <draw:text-box>
            <text:p>ρόλοι</text:p>
          </draw:text-box>
        </draw:frame>
        <draw:custom-shape draw:style-name="gr1" draw:text-style-name="P1" xml:id="id8" draw:id="id8" draw:layer="layout" svg:width="2.948cm" svg:height="2.821cm" svg:x="20.479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902cm" svg:height="0.962cm" svg:x="20.925cm" svg:y="4.745cm">
          <draw:text-box>
            <text:p>άδειες</text:p>
          </draw:text-box>
        </draw:frame>
        <draw:custom-shape draw:style-name="gr3" draw:text-style-name="P1" draw:layer="layout" svg:width="1.778cm" svg:height="7.493cm" svg:x="7.318cm" svg:y="10.3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0.635cm" svg:height="0.635cm" svg:x="7.921cm" svg:y="11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layout" svg:width="0.635cm" svg:height="0.635cm" svg:x="7.921cm" svg:y="12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0.635cm" svg:height="0.635cm" svg:x="7.921cm" svg:y="16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xml:id="id11" draw:id="id11" draw:layer="layout" svg:width="1.17cm" svg:height="1.089cm" draw:transform="rotate (-1.53292268202662) translate (8.911cm 15.043cm)">
          <draw:text-box>
            <text:p>...</text:p>
          </draw:text-box>
        </draw:frame>
        <draw:custom-shape draw:style-name="gr5" draw:text-style-name="P3" xml:id="id5" draw:id="id5" draw:layer="layout" svg:width="0.635cm" svg:height="0.635cm" svg:x="7.921cm" svg:y="1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7.921cm" svg:y1="11.34cm" svg:x2="3.379cm" svg:y2="6.623cm" draw:start-shape="id1" draw:start-glue-point="6" draw:end-shape="id2" draw:end-glue-point="8" svg:d="M7921 11340l-4542-4717" svg:viewBox="0 0 4543 4718">
          <text:p/>
        </draw:connector>
        <draw:connector draw:style-name="gr7" draw:text-style-name="P1" draw:layer="layout" draw:type="line" svg:x1="8.556cm" svg:y1="11.34cm" svg:x2="12.653cm" svg:y2="6.65cm" draw:start-shape="id1" draw:start-glue-point="10" draw:end-shape="id3" draw:end-glue-point="8" svg:d="M8556 11340l4097-4690" svg:viewBox="0 0 4098 4691">
          <text:p/>
        </draw:connector>
        <draw:connector draw:style-name="gr7" draw:text-style-name="P1" draw:layer="layout" draw:type="line" svg:x1="7.921cm" svg:y1="12.84cm" svg:x2="3.379cm" svg:y2="6.623cm" draw:start-shape="id4" draw:start-glue-point="6" draw:end-shape="id2" draw:end-glue-point="8" svg:d="M7921 12840l-4542-6217" svg:viewBox="0 0 4543 6218">
          <text:p/>
        </draw:connector>
        <draw:connector draw:style-name="gr7" draw:text-style-name="P1" draw:layer="layout" draw:type="line" svg:x1="8.556cm" svg:y1="12.84cm" svg:x2="12.653cm" svg:y2="6.65cm" draw:start-shape="id4" draw:start-glue-point="10" draw:end-shape="id3" draw:end-glue-point="8" svg:d="M8556 12840l4097-6190" svg:viewBox="0 0 4098 6191">
          <text:p/>
        </draw:connector>
        <draw:connector draw:style-name="gr7" draw:text-style-name="P1" draw:layer="layout" draw:type="line" svg:x1="7.921cm" svg:y1="14.34cm" svg:x2="3.379cm" svg:y2="6.623cm" draw:start-shape="id5" draw:start-glue-point="6" draw:end-shape="id2" draw:end-glue-point="8" svg:d="M7921 14340l-4542-7717" svg:viewBox="0 0 4543 7718">
          <text:p/>
        </draw:connector>
        <draw:connector draw:style-name="gr7" draw:text-style-name="P1" draw:layer="layout" draw:type="line" svg:x1="8.556cm" svg:y1="14.34cm" svg:x2="12.653cm" svg:y2="6.65cm" draw:start-shape="id5" draw:start-glue-point="10" draw:end-shape="id3" draw:end-glue-point="8" svg:d="M8556 14340l4097-7690" svg:viewBox="0 0 4098 7691">
          <text:p/>
        </draw:connector>
        <draw:connector draw:style-name="gr7" draw:text-style-name="P1" draw:layer="layout" draw:type="line" svg:x1="7.921cm" svg:y1="16.84cm" svg:x2="3.379cm" svg:y2="6.623cm" draw:start-shape="id6" draw:start-glue-point="6" draw:end-shape="id2" draw:end-glue-point="8" svg:d="M7921 16840l-4542-10217" svg:viewBox="0 0 4543 10218">
          <text:p/>
        </draw:connector>
        <draw:connector draw:style-name="gr7" draw:text-style-name="P1" draw:layer="layout" draw:type="line" svg:x1="8.556cm" svg:y1="16.84cm" svg:x2="12.653cm" svg:y2="6.65cm" draw:start-shape="id6" draw:start-glue-point="10" draw:end-shape="id3" draw:end-glue-point="8" svg:d="M8556 16840l4097-10190" svg:viewBox="0 0 4098 10191">
          <text:p/>
        </draw:connector>
        <draw:frame draw:style-name="gr8" draw:text-style-name="P2" draw:layer="layout" svg:width="3.389cm" svg:height="1.673cm" svg:x="6.561cm" svg:y="17.823cm">
          <draw:text-box>
            <text:p>συνεδρίες</text:p>
            <text:p>(sessions)</text:p>
          </draw:text-box>
        </draw:frame>
        <draw:connector draw:style-name="gr9" draw:text-style-name="P1" draw:layer="layout" draw:type="line" svg:x1="4.953cm" svg:y1="5.199cm" svg:x2="11.179cm" svg:y2="5.24cm" draw:start-shape="id7" draw:start-glue-point="1" draw:end-shape="id3" draw:end-glue-point="6" svg:d="M4953 5199l6226 41" svg:viewBox="0 0 6227 42">
          <text:p/>
        </draw:connector>
        <draw:connector draw:style-name="gr9" draw:text-style-name="P1" draw:layer="layout" draw:type="line" svg:x1="14.127cm" svg:y1="5.24cm" svg:x2="20.479cm" svg:y2="5.24cm" draw:start-shape="id3" draw:start-glue-point="10" draw:end-shape="id8" draw:end-glue-point="6" svg:d="M14127 5240h6352" svg:viewBox="0 0 6353 1">
          <text:p/>
        </draw:connector>
        <draw:frame draw:style-name="gr10" draw:text-style-name="P2" draw:layer="layout" svg:width="4.858cm" svg:height="0.962cm" svg:x="14.809cm" svg:y="1.051cm">
          <draw:text-box>
            <text:p>ιεραρχία ρόλων</text:p>
          </draw:text-box>
        </draw:frame>
        <draw:connector draw:style-name="gr11" draw:text-style-name="P1" draw:layer="layout" draw:type="line" svg:x1="14.644cm" svg:y1="1.516cm" svg:x2="12.653cm" svg:y2="3.829cm" draw:start-shape="id9" draw:start-glue-point="3" draw:end-shape="id3" draw:end-glue-point="4" svg:d="M14644 1516l-1991 2313" svg:viewBox="0 0 1992 2314">
          <text:p/>
        </draw:connector>
        <draw:custom-shape draw:style-name="gr12" draw:text-style-name="P1" xml:id="id10" draw:id="id10" draw:layer="layout" svg:width="7.874cm" svg:height="2.413cm" svg:x="13.559cm" svg:y="14.32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858cm" svg:height="0.962cm" svg:x="15.609cm" svg:y="14.951cm">
          <draw:text-box>
            <text:p>περιορισμοί</text:p>
          </draw:text-box>
        </draw:frame>
        <draw:connector draw:style-name="gr13" draw:text-style-name="P1" draw:layer="layout" draw:type="line" svg:x1="13.559cm" svg:y1="15.533cm" svg:x2="8.933cm" svg:y2="15.628cm" draw:start-shape="id10" draw:start-glue-point="3" draw:end-shape="id11" draw:end-glue-point="0" svg:d="M13559 15533l-4626 95" svg:viewBox="0 0 4627 96">
          <text:p/>
        </draw:connector>
        <draw:connector draw:style-name="gr13" draw:text-style-name="P1" draw:layer="layout" draw:type="line" svg:x1="17.496cm" svg:y1="14.327cm" svg:x2="4.422cm" svg:y2="6.21cm" draw:start-shape="id10" draw:start-glue-point="0" draw:end-shape="id2" draw:end-glue-point="9" svg:d="M17496 14327l-13074-8117" svg:viewBox="0 0 13075 8118">
          <text:p/>
        </draw:connector>
        <draw:connector draw:style-name="gr13" draw:text-style-name="P1" draw:layer="layout" draw:type="line" svg:x1="17.496cm" svg:y1="14.327cm" svg:x2="13.696cm" svg:y2="6.237cm" draw:start-shape="id10" draw:start-glue-point="0" draw:end-shape="id3" draw:end-glue-point="9" svg:d="M17496 14327l-3800-8090" svg:viewBox="0 0 3801 8091">
          <text:p/>
        </draw:connector>
        <draw:connector draw:style-name="gr13" draw:text-style-name="P1" draw:layer="layout" draw:type="line" svg:x1="17.496cm" svg:y1="14.327cm" svg:x2="20.91cm" svg:y2="6.237cm" draw:start-shape="id10" draw:start-glue-point="0" draw:end-shape="id8" draw:end-glue-point="7" svg:d="M17496 14327l3414-8090" svg:viewBox="0 0 3415 8091">
          <text:p/>
        </draw:connector>
        <draw:connector draw:style-name="gr13" draw:text-style-name="P1" draw:layer="layout" draw:type="line" svg:x1="17.496cm" svg:y1="14.327cm" svg:x2="17.311cm" svg:y2="2.024cm" draw:start-shape="id10" draw:start-glue-point="0" draw:end-shape="id9" svg:d="M17496 14327l-185-12303" svg:viewBox="0 0 186 12304">
          <text:p/>
        </draw:connector>
        <draw:custom-shape draw:style-name="gr14" draw:text-style-name="P1" xml:id="id9" draw:id="id9" draw:layer="layout" svg:width="5.334cm" svg:height="1.016cm" svg:x="14.644cm" svg:y="1.0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5T18:51:43.599539297</meta:creation-date>
    <dc:date>2021-08-25T01:22:05.705196525</dc:date>
    <meta:editing-duration>PT1H12M24S</meta:editing-duration>
    <meta:editing-cycles>21</meta:editing-cycles>
    <meta:generator>LibreOffice/6.0.7.3$Linux_X86_64 LibreOffice_project/00m0$Build-3</meta:generator>
    <meta:document-statistic meta:object-count="33"/>
  </office:meta>
</office:document-meta>
</file>